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3000003422C147C3C.png" manifest:media-type="image/png"/>
  <manifest:file-entry manifest:full-path="Pictures/10000001000005CA000002AB72908A7D.png" manifest:media-type="image/png"/>
  <manifest:file-entry manifest:full-path="Pictures/10000001000005D1000002B154DC29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9.186cm" draw:z-index="0"><draw:image xlink:href="Pictures/10000001000002E3000003422C147C3C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7.835cm" draw:z-index="0"><draw:image xlink:href="Pictures/10000001000005CA000002AB72908A7D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7.865cm" draw:z-index="0"><draw:image xlink:href="Pictures/10000001000005D1000002B154DC29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5-17-2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3" meta:object-count="0" meta:page-count="3" meta:paragraph-count="3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